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font-style-asian="italic"/>
    </style:style>
    <style:style style:name="T3" style:family="text">
      <style:text-properties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frame" style:horizontal-pos="from-left" style:horizontal-rel="fram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-flow diagram of site</text:p>
      <text:p text:style-name="P2"/>
      <text:p text:style-name="P1"/>
      <text:p text:style-name="P1"><draw:frame draw:style-name="fr1" draw:name="Frame1" text:anchor-type="paragraph" svg:x="7.357cm" svg:y="5.38cm" svg:width="2.357cm" draw:z-index="0"><draw:text-box fo:min-height="3.097cm"><text:p text:style-name="Frame_20_contents">Index page</text:p></draw:text-box></draw:frame><draw:frame draw:style-name="fr1" draw:name="Frame2" text:anchor-type="paragraph" svg:x="5.082cm" svg:y="1.887cm" svg:width="1.854cm" draw:z-index="1"><draw:text-box fo:min-height="2.33cm"><draw:line text:anchor-type="frame" draw:z-index="7" draw:style-name="gr2" draw:text-style-name="P4" svg:x1="1.852cm" svg:y1="1.323cm" svg:x2="4.551cm" svg:y2="1.376cm"><text:p/></draw:line><text:p text:style-name="Frame_20_contents">Login</text:p></draw:text-box></draw:frame><draw:frame draw:style-name="fr1" draw:name="Frame3" text:anchor-type="paragraph" svg:x="9.712cm" svg:y="1.914cm" svg:width="1.88cm" draw:z-index="2"><draw:text-box fo:min-height="2.304cm"><text:p text:style-name="Frame_20_contents">Signup</text:p></draw:text-box></draw:frame><draw:frame draw:style-name="fr1" draw:name="Frame4" text:anchor-type="paragraph" svg:x="3.706cm" svg:y="8.396cm" svg:width="2.357cm" draw:z-index="3"><draw:text-box fo:min-height="3.097cm"><text:p text:style-name="Frame_20_contents">New Asset</text:p></draw:text-box></draw:frame><draw:frame draw:style-name="fr1" draw:name="Frame5" text:anchor-type="paragraph" svg:x="10.585cm" svg:y="8.502cm" svg:width="2.357cm" draw:z-index="4"><draw:text-box fo:min-height="3.097cm"><text:p text:style-name="Frame_20_contents">Edit Asset</text:p></draw:text-box></draw:frame><draw:frame draw:style-name="fr1" draw:name="Frame6" text:anchor-type="paragraph" svg:x="6.034cm" svg:y="12.815cm" svg:width="2.357cm" draw:z-index="5"><draw:text-box fo:min-height="3.097cm"><text:p text:style-name="Frame_20_contents">About Us</text:p></draw:text-box></draw:frame><draw:frame draw:style-name="fr1" draw:name="Frame7" text:anchor-type="paragraph" svg:x="13.443cm" svg:y="5.459cm" svg:width="2.357cm" draw:z-index="13"><draw:text-box fo:min-height="3.097cm"><text:p text:style-name="Frame_20_contents">Show Asset</text:p></draw:text-box></draw:frame><draw:line text:anchor-type="paragraph" draw:z-index="6" draw:style-name="gr1" draw:text-style-name="P4" svg:x1="6.14cm" svg:y1="4.216cm" svg:x2="7.357cm" svg:y2="6.915cm"><text:p/></draw:line><draw:line text:anchor-type="paragraph" draw:z-index="8" draw:style-name="gr1" draw:text-style-name="P4" svg:x1="10.876cm" svg:y1="4.216cm" svg:x2="9.712cm" svg:y2="6.73cm"><text:p/></draw:line><draw:line text:anchor-type="paragraph" draw:z-index="9" draw:style-name="gr1" draw:text-style-name="P4" svg:x1="8.416cm" svg:y1="8.475cm" svg:x2="7.437cm" svg:y2="12.814cm"><text:p/></draw:line><draw:line text:anchor-type="paragraph" draw:z-index="10" draw:style-name="gr1" draw:text-style-name="P4" svg:x1="7.357cm" svg:y1="7.735cm" svg:x2="6.061cm" svg:y2="9.323cm"><text:p/></draw:line><draw:line text:anchor-type="paragraph" draw:z-index="11" draw:style-name="gr1" draw:text-style-name="P4" svg:x1="9.712cm" svg:y1="7.92cm" svg:x2="10.585cm" svg:y2="9.269cm"><text:p/></draw:line><draw:line text:anchor-type="paragraph" draw:z-index="12" draw:style-name="gr1" draw:text-style-name="P4" svg:x1="9.712cm" svg:y1="7.1cm" svg:x2="13.469cm" svg:y2="7.1cm"><text:p/></draw:line><draw:line text:anchor-type="paragraph" draw:z-index="14" draw:style-name="gr1" draw:text-style-name="P4" svg:x1="14.342cm" svg:y1="8.555cm" svg:x2="12.94cm" svg:y2="9.93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Williamson</meta:initial-creator>
    <meta:creation-date>2011-02-25T14:10:46</meta:creation-date>
    <meta:document-statistic meta:table-count="0" meta:image-count="0" meta:object-count="0" meta:page-count="1" meta:paragraph-count="8" meta:word-count="16" meta:character-count="83"/>
    <dc:date>2011-02-25T15:22:58</dc:date>
    <dc:creator>Peter Williamson</dc:creator>
    <meta:editing-duration>PT00H57M02S</meta:editing-duration>
    <meta:editing-cycles>1</meta:editing-cycles>
    <meta:generator>OpenOffice.org/3.2$Linux OpenOffice.org_project/320m12$Build-9483</meta:generator>
  </office:meta>
</office:document-meta>
</file>